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403f53" loext:opacity="100%" style:font-name="Roboto" fo:font-size="10pt" fo:font-weight="normal" officeooo:paragraph-rsid="001b956a" fo:background-color="#fbfbfb" style:font-size-asian="10pt" style:font-size-complex="10pt"/>
    </style:style>
    <style:style style:name="P7" style:family="paragraph" style:parent-style-name="Standard">
      <style:paragraph-properties style:line-height-at-least="0.503cm"/>
      <style:text-properties fo:color="#403f53" loext:opacity="100%" style:font-name="Roboto" fo:font-size="10pt" fo:font-weight="normal" fo:background-color="#fbfbfb" style:font-size-asian="10pt" style:font-size-complex="10pt"/>
    </style:style>
    <style:style style:name="P8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242a61" fo:background-color="#fbfbfb" style:font-size-asian="10pt" style:font-size-complex="10pt"/>
    </style:style>
    <style:style style:name="P9" style:family="paragraph" style:parent-style-name="Standard">
      <style:paragraph-properties style:line-height-at-least="0.503cm"/>
      <style:text-properties fo:color="#403f53" loext:opacity="100%" style:font-name="Roboto" fo:font-size="10pt" fo:background-color="#fbfbfb" style:font-size-asian="10pt" style:font-size-complex="10pt"/>
    </style:style>
    <style:style style:name="P10" style:family="paragraph" style:parent-style-name="Standard">
      <style:paragraph-properties style:line-height-at-least="0.503cm"/>
      <style:text-properties style:font-name="Roboto" fo:font-size="10pt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style:font-name="Roboto" fo:font-size="10pt" fo:font-weight="bold" officeooo:rsid="00242a61" officeooo:paragraph-rsid="00242a61" style:font-size-asian="10pt" style:font-size-complex="10pt"/>
    </style:style>
    <style:style style:name="P12" style:family="paragraph" style:parent-style-name="Standard">
      <style:paragraph-properties style:line-height-at-least="0.503cm"/>
      <style:text-properties fo:color="#994cc3" loext:opacity="100%" style:font-name="Roboto" fo:font-size="10pt" fo:font-weight="normal" fo:background-color="#fbfbfb" style:font-size-asian="10pt" style:font-size-complex="10pt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style:font-name="Roboto" fo:font-size="10pt" style:font-size-asian="10pt" style:font-size-complex="10pt"/>
    </style:style>
    <style:style style:name="P14" style:family="paragraph" style:parent-style-name="Text_20_body">
      <style:text-properties style:font-name="Roboto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style:font-name="Roboto" fo:font-size="10pt" officeooo:paragraph-rsid="001b956a" style:font-size-asian="10pt" style:font-size-complex="10pt"/>
    </style:style>
    <style:style style:name="P16" style:family="paragraph" style:parent-style-name="Text_20_body" style:list-style-name="L1">
      <style:text-properties style:font-name="Roboto" fo:font-size="10pt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Roboto" fo:font-size="10pt" style:font-size-asian="10pt" style:font-size-complex="10pt"/>
    </style:style>
    <style:style style:name="P18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P19" style:family="paragraph" style:parent-style-name="normal">
      <style:paragraph-properties fo:text-align="start" style:justify-single-word="false"/>
      <style:text-properties style:font-name="Roboto" fo:font-size="10pt" fo:font-weight="bold" officeooo:rsid="001b956a" officeooo:paragraph-rsid="002a6488" style:font-size-asian="10pt" style:font-weight-asian="bold" style:font-size-complex="10pt" style:font-weight-complex="bold"/>
    </style:style>
    <style:style style:name="P20" style:family="paragraph" style:parent-style-name="normal">
      <style:paragraph-properties fo:text-align="start" style:justify-single-word="false"/>
      <style:text-properties style:font-name="Roboto" fo:font-size="10pt" fo:font-weight="bold" officeooo:rsid="002a6488" officeooo:paragraph-rsid="002a6488" style:font-size-asian="10pt" style:font-weight-asian="bold" style:font-size-complex="10pt" style:font-weight-complex="bold"/>
    </style:style>
    <style:style style:name="P21" style:family="paragraph" style:parent-style-name="normal">
      <style:paragraph-properties fo:text-align="start" style:justify-single-word="false"/>
      <style:text-properties style:font-name="Roboto" fo:font-size="10pt" fo:font-weight="bold" officeooo:paragraph-rsid="001d8d2a" style:font-size-asian="10pt" style:font-size-complex="10pt"/>
    </style:style>
    <style:style style:name="P22" style:family="paragraph" style:parent-style-name="normal">
      <style:paragraph-properties fo:text-align="start" style:justify-single-word="false"/>
      <style:text-properties style:font-name="Roboto" fo:font-size="10pt" fo:font-weight="normal" officeooo:rsid="001b956a" officeooo:paragraph-rsid="001d8d2a" style:font-size-asian="10pt" style:font-weight-asian="normal" style:font-size-complex="10pt" style:font-weight-complex="normal"/>
    </style:style>
    <style:style style:name="P23" style:family="paragraph" style:parent-style-name="normal">
      <style:paragraph-properties fo:text-align="start" style:justify-single-word="false"/>
      <style:text-properties style:font-name="Roboto" fo:font-size="10pt" fo:font-weight="normal" officeooo:rsid="001d8d2a" officeooo:paragraph-rsid="001d8d2a" style:font-size-asian="10pt" style:font-weight-asian="normal" style:font-size-complex="10pt" style:font-weight-complex="normal"/>
    </style:style>
    <style:style style:name="P24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fo:font-weight="bold" officeooo:rsid="001b956a" officeooo:paragraph-rsid="001b956a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3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fo:letter-spacing="normal" fo:font-style="normal" officeooo:rsid="001f8584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font-style="normal" officeooo:rsid="00242a61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fo:letter-spacing="normal" fo:font-style="normal" officeooo:rsid="0024f651" style:font-name-asian="Times New Roman1" style:font-name-complex="Times New Roman1"/>
    </style:style>
    <style:style style:name="T7" style:family="text">
      <style:text-properties fo:font-variant="normal" fo:text-transform="none" fo:color="#000000" loext:opacity="100%" fo:letter-spacing="normal" fo:font-style="normal" officeooo:rsid="0026c43a" style:font-name-asian="Times New Roman1" style:font-name-complex="Times New Roman1"/>
    </style:style>
    <style:style style:name="T8" style:family="text">
      <style:text-properties fo:font-variant="normal" fo:text-transform="none" fo:color="#000000" loext:opacity="100%" fo:letter-spacing="normal" fo:font-style="normal" officeooo:rsid="0028b894" style:font-name-asian="Times New Roman1" style:font-name-complex="Times New Roman1"/>
    </style:style>
    <style:style style:name="T9" style:family="text">
      <style:text-properties fo:font-variant="normal" fo:text-transform="none" fo:color="#000000" loext:opacity="100%" fo:letter-spacing="normal" fo:font-style="normal" officeooo:rsid="0028dd3d" style:font-name-asian="Times New Roman1" style:font-name-complex="Times New Roman1"/>
    </style:style>
    <style:style style:name="T10" style:family="text">
      <style:text-properties fo:font-variant="normal" fo:text-transform="none" fo:color="#000000" loext:opacity="100%" fo:letter-spacing="normal" fo:font-style="normal" officeooo:rsid="002a3093" style:font-name-asian="Times New Roman1" style:font-name-complex="Times New Roman1"/>
    </style:style>
    <style:style style:name="T11" style:family="text">
      <style:text-properties fo:font-variant="normal" fo:text-transform="none" fo:color="#000000" loext:opacity="100%" fo:letter-spacing="normal" fo:font-style="normal" officeooo:rsid="002a6488" style:font-name-asian="Times New Roman1" style:font-name-complex="Times New Roman1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style:font-name-asian="Times New Roman1" style:font-size-asian="12pt" style:font-name-complex="Times New Roman1" style:font-size-complex="12pt"/>
    </style:style>
    <style:style style:name="T14" style:family="text">
      <style:text-properties fo:font-variant="normal" fo:text-transform="none" fo:color="#000000" loext:opacity="100%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fo:font-weight="normal"/>
    </style:style>
    <style:style style:name="T16" style:family="text">
      <style:text-properties fo:color="#994cc3" loext:opacity="100%"/>
    </style:style>
    <style:style style:name="T17" style:family="text">
      <style:text-properties fo:color="#994cc3" loext:opacity="100%" fo:font-style="italic"/>
    </style:style>
    <style:style style:name="T18" style:family="text">
      <style:text-properties fo:color="#994cc3" loext:opacity="100%" fo:font-style="italic" fo:font-weight="normal"/>
    </style:style>
    <style:style style:name="T19" style:family="text">
      <style:text-properties fo:color="#994cc3" loext:opacity="100%" style:font-name="Consolas" fo:font-size="10.5pt" fo:font-style="italic" fo:font-weight="normal"/>
    </style:style>
    <style:style style:name="T20" style:family="text">
      <style:text-properties fo:color="#994cc3" loext:opacity="100%" fo:font-size="10.5pt" fo:font-style="italic" fo:font-weight="normal"/>
    </style:style>
    <style:style style:name="T21" style:family="text">
      <style:text-properties fo:color="#0c969b" loext:opacity="100%"/>
    </style:style>
    <style:style style:name="T22" style:family="text">
      <style:text-properties fo:color="#0c969b" loext:opacity="100%" style:font-name="Consolas" fo:font-size="10.5pt" fo:font-weight="normal"/>
    </style:style>
    <style:style style:name="T23" style:family="text">
      <style:text-properties fo:color="#0c969b" loext:opacity="100%" fo:font-size="10.5pt" fo:font-weight="normal"/>
    </style:style>
    <style:style style:name="T24" style:family="text">
      <style:text-properties fo:color="#0c969b" loext:opacity="100%" fo:font-weight="normal"/>
    </style:style>
    <style:style style:name="T25" style:family="text">
      <style:text-properties fo:color="#4876d6" loext:opacity="100%"/>
    </style:style>
    <style:style style:name="T26" style:family="text">
      <style:text-properties fo:color="#4876d6" loext:opacity="100%" fo:font-style="italic"/>
    </style:style>
    <style:style style:name="T27" style:family="text">
      <style:text-properties fo:color="#4876d6" loext:opacity="100%" fo:font-style="italic" fo:font-weight="normal"/>
    </style:style>
    <style:style style:name="T28" style:family="text">
      <style:text-properties fo:color="#4876d6" loext:opacity="100%" style:font-name="Consolas" fo:font-size="10.5pt" fo:font-style="italic" fo:font-weight="normal"/>
    </style:style>
    <style:style style:name="T29" style:family="text">
      <style:text-properties fo:color="#4876d6" loext:opacity="100%" style:font-name="Consolas" fo:font-size="10.5pt" fo:font-weight="normal"/>
    </style:style>
    <style:style style:name="T30" style:family="text">
      <style:text-properties fo:color="#4876d6" loext:opacity="100%" fo:font-size="10.5pt" fo:font-style="italic" fo:font-weight="normal"/>
    </style:style>
    <style:style style:name="T31" style:family="text">
      <style:text-properties fo:color="#4876d6" loext:opacity="100%" fo:font-size="10.5pt" fo:font-weight="normal"/>
    </style:style>
    <style:style style:name="T32" style:family="text">
      <style:text-properties fo:color="#4876d6" loext:opacity="100%" fo:font-weight="normal"/>
    </style:style>
    <style:style style:name="T33" style:family="text">
      <style:text-properties fo:color="#111111" loext:opacity="100%"/>
    </style:style>
    <style:style style:name="T34" style:family="text">
      <style:text-properties fo:color="#111111" loext:opacity="100%" style:font-name="Consolas" fo:font-size="10.5pt" fo:font-weight="normal"/>
    </style:style>
    <style:style style:name="T35" style:family="text">
      <style:text-properties fo:color="#111111" loext:opacity="100%" fo:font-size="10.5pt" fo:font-weight="normal"/>
    </style:style>
    <style:style style:name="T36" style:family="text">
      <style:text-properties fo:color="#111111" loext:opacity="100%" fo:font-weight="normal"/>
    </style:style>
    <style:style style:name="T37" style:family="text">
      <style:text-properties fo:color="#c96765" loext:opacity="100%"/>
    </style:style>
    <style:style style:name="T38" style:family="text">
      <style:text-properties fo:color="#c96765" loext:opacity="100%" style:font-name="Consolas" fo:font-size="10.5pt" fo:font-weight="normal"/>
    </style:style>
    <style:style style:name="T39" style:family="text">
      <style:text-properties fo:color="#c96765" loext:opacity="100%" fo:font-size="10.5pt" fo:font-weight="normal"/>
    </style:style>
    <style:style style:name="T40" style:family="text">
      <style:text-properties fo:color="#c96765" loext:opacity="100%" fo:font-weight="normal"/>
    </style:style>
    <style:style style:name="T41" style:family="text">
      <style:text-properties fo:color="#aa0982" loext:opacity="100%"/>
    </style:style>
    <style:style style:name="T42" style:family="text">
      <style:text-properties fo:color="#aa0982" loext:opacity="100%" style:font-name="Consolas" fo:font-size="10.5pt" fo:font-weight="normal"/>
    </style:style>
    <style:style style:name="T43" style:family="text">
      <style:text-properties fo:color="#aa0982" loext:opacity="100%" fo:font-size="10.5pt" fo:font-weight="normal"/>
    </style:style>
    <style:style style:name="T44" style:family="text">
      <style:text-properties fo:color="#aa0982" loext:opacity="100%" fo:font-weight="normal"/>
    </style:style>
    <style:style style:name="T45" style:family="text">
      <style:text-properties style:font-name="Consolas" fo:font-size="10.5pt" fo:font-weight="normal"/>
    </style:style>
    <style:style style:name="T46" style:family="text">
      <style:text-properties fo:font-size="10.5pt" fo:font-weight="normal"/>
    </style:style>
    <style:style style:name="T47" style:family="text">
      <style:text-properties fo:color="#5ca7e4" loext:opacity="100%"/>
    </style:style>
    <style:style style:name="T48" style:family="text">
      <style:text-properties fo:color="#939dbb" loext:opacity="100%"/>
    </style:style>
    <style:style style:name="T49" style:family="text">
      <style:text-properties fo:color="#939dbb" loext:opacity="100%" style:font-name="Consolas" fo:font-size="10.5pt" fo:font-weight="normal"/>
    </style:style>
    <style:style style:name="T50" style:family="text">
      <style:text-properties fo:color="#939dbb" loext:opacity="100%" style:font-name="Consolas" fo:font-size="10.5pt" fo:font-style="italic" fo:font-weight="normal"/>
    </style:style>
    <style:style style:name="T51" style:family="text">
      <style:text-properties fo:color="#939dbb" loext:opacity="100%" fo:font-size="10.5pt" fo:font-weight="normal"/>
    </style:style>
    <style:style style:name="T52" style:family="text">
      <style:text-properties fo:color="#939dbb" loext:opacity="100%" fo:font-size="10.5pt" fo:font-style="italic" fo:font-weight="normal"/>
    </style:style>
    <style:style style:name="T53" style:family="text">
      <style:text-properties fo:color="#939dbb" loext:opacity="100%" fo:font-weight="normal"/>
    </style:style>
    <style:style style:name="T54" style:family="text">
      <style:text-properties fo:color="#939dbb" loext:opacity="100%" fo:font-style="italic" fo:font-weight="normal"/>
    </style:style>
    <style:style style:name="T55" style:family="text">
      <style:text-properties style:font-weight-asian="bold" style:font-weight-complex="bold"/>
    </style:style>
    <style:style style:name="T56" style:family="text">
      <style:text-properties officeooo:rsid="001d8d2a" style:font-weight-asian="bold" style:font-weight-complex="bold"/>
    </style:style>
    <style:style style:name="T57" style:family="text">
      <style:text-properties officeooo:rsid="00213312"/>
    </style:style>
    <style:style style:name="T58" style:family="text">
      <style:text-properties officeooo:rsid="00242a61"/>
    </style:style>
    <style:style style:name="T59" style:family="text">
      <style:text-properties officeooo:rsid="0024f651"/>
    </style:style>
    <style:style style:name="T60" style:family="text">
      <style:text-properties officeooo:rsid="0026c43a"/>
    </style:style>
    <style:style style:name="T61" style:family="text">
      <style:text-properties officeooo:rsid="0028b894"/>
    </style:style>
    <style:style style:name="T62" style:family="text">
      <style:text-properties officeooo:rsid="002a648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3">E</text:span><text:span text:style-name="T2">xperiment No: </text:span><text:span text:style-name="T11">9</text:span></text:p>
      <text:p text:style-name="P20"><text:span text:style-name="T5">I</text:span><text:span text:style-name="T2">ntermediate Code Generator</text:span></text:p>
      <text:p text:style-name="P19"><text:span text:style-name="T2">Aim: </text:span><text:span text:style-name="T1">Write a YACC program to implement Intermediate Code generator for given input. </text:span></text:p>
      <text:p text:style-name="P18"><text:span text:style-name="T2">Theory: </text:span></text:p>
      <text:p text:style-name="P15"><text:span text:style-name="T2">In the analysis-synthesis model of a compiler, the front end of a compiler translates a source program into an independent intermediate code, then the back end of the compiler uses this intermediate code to generate the target code (which can be understood by the machine).</text:span></text:p>
      <text:p text:style-name="P14">The benefits of using machine independent intermediate code are:</text:p>
      <text:list xml:id="list680115681" text:style-name="L1">
        <text:list-item>
          <text:p text:style-name="P17">Because of the machine independent intermediate code, portability will be enhanced.For ex, suppose, if a compiler translates the source language to its target machine language without having the option for generating intermediate code, then for each new machine, a full native compiler is required. Because, obviously, there were some modifications in the compiler itself according to the machine specifications.</text:p>
        </text:list-item>
        <text:list-item>
          <text:p text:style-name="P17">Retargeting is facilitated</text:p>
        </text:list-item>
        <text:list-item>
          <text:p text:style-name="P16">It is easier to apply source code modification to improve the performance of source code by optimising the intermediate code.</text:p>
          <text:p text:style-name="P16"/>
        </text:list-item>
      </text:list>
      <text:p text:style-name="P18"><text:span text:style-name="T4">Lex </text:span><text:span text:style-name="T2">Program: </text:span></text:p>
      <text:p text:style-name="P6">%{</text:p>
      <text:p text:style-name="P7"><text:span text:style-name="T16">#</text:span><text:span text:style-name="T17">include</text:span> <text:span text:style-name="T33">"</text:span><text:span text:style-name="T37">y.tab.h</text:span><text:span text:style-name="T33">"</text:span></text:p>
      <text:p text:style-name="P7"><text:span text:style-name="T16">#</text:span><text:span text:style-name="T17">include</text:span><text:span text:style-name="T33">&lt;</text:span><text:span text:style-name="T37">stdio.h</text:span><text:span text:style-name="T33">&gt;</text:span></text:p>
      <text:p text:style-name="P7">%}</text:p>
      <text:p text:style-name="P10"/>
      <text:p text:style-name="P7">%%</text:p>
      <text:p text:style-name="P7"><text:span text:style-name="T47">if</text:span> {return IF;}</text:p>
      <text:p text:style-name="P7"><text:span text:style-name="T25">[</text:span><text:span text:style-name="T41">\t</text:span><text:span text:style-name="T25"> ]</text:span><text:span text:style-name="T21">+</text:span></text:p>
      <text:p text:style-name="P7"><text:span text:style-name="T25">[-+*(){}=;</text:span><text:span text:style-name="T41">\n</text:span><text:span text:style-name="T25">]</text:span> {return *yytext;}</text:p>
      <text:p text:style-name="P7"><text:span text:style-name="T25">[a-zA-Z0-9]</text:span><text:span text:style-name="T21">+</text:span> {<text:span text:style-name="T25">yylval</text:span>.<text:span text:style-name="T25">string_value</text:span> = <text:span text:style-name="T26">strdup</text:span><text:span text:style-name="T25">(yytext )</text:span>;return ID;}</text:p>
      <text:p text:style-name="P7"><text:span text:style-name="T37">"&gt;"</text:span><text:span text:style-name="T47">|</text:span><text:span text:style-name="T37">"&lt;"</text:span><text:span text:style-name="T47">|</text:span><text:span text:style-name="T37">"&gt;="</text:span><text:span text:style-name="T47">|</text:span><text:span text:style-name="T37">"&lt;="</text:span><text:span text:style-name="T47">|</text:span><text:span text:style-name="T37">"!="</text:span><text:span text:style-name="T47">|</text:span><text:span text:style-name="T37">"=="</text:span> {<text:span text:style-name="T25">yylval</text:span>.<text:span text:style-name="T25">string_value</text:span> = <text:span text:style-name="T26">strdup</text:span><text:span text:style-name="T25">(yytext )</text:span>;return OP;}</text:p>
      <text:p text:style-name="P7">%%</text:p>
      <text:p text:style-name="P6"/>
      <text:p text:style-name="P11"><text:span text:style-name="T56">Y</text:span><text:span text:style-name="T55">acc Program:</text:span></text:p>
      <text:p text:style-name="P8"><text:span text:style-name="T55">%{</text:span></text:p>
      <text:p text:style-name="P7"><text:span text:style-name="T16">#</text:span><text:span text:style-name="T17">include</text:span><text:span text:style-name="T33">&lt;</text:span><text:span text:style-name="T37">stdio.h</text:span><text:span text:style-name="T33">&gt;</text:span></text:p>
      <text:p text:style-name="P7"><text:span text:style-name="T16">#</text:span><text:span text:style-name="T17">include</text:span><text:span text:style-name="T33">&lt;</text:span><text:span text:style-name="T37">string.h</text:span><text:span text:style-name="T33">&gt;</text:span></text:p>
      <text:p text:style-name="P7"><text:span text:style-name="T16">void</text:span> <text:span text:style-name="T26">yyerror</text:span>(<text:span text:style-name="T16">char</text:span><text:span text:style-name="T17">*</text:span>);</text:p>
      <text:p text:style-name="P7"><text:span text:style-name="T16">void</text:span> <text:span text:style-name="T26">Gen</text:span>(<text:span text:style-name="T16">char</text:span><text:span text:style-name="T17">*</text:span>);</text:p>
      <text:p text:style-name="P7"><text:span text:style-name="T16">char</text:span> <text:span text:style-name="T25">temp</text:span>[<text:span text:style-name="T41">50</text:span>];</text:p>
      <text:p text:style-name="P7"><text:span text:style-name="T16">int</text:span> i<text:span text:style-name="T16">=</text:span><text:span text:style-name="T41">0</text:span>;</text:p>
      <text:p text:style-name="P7"><text:span text:style-name="T16">int</text:span> j<text:span text:style-name="T16">=</text:span><text:span text:style-name="T41">0</text:span>;</text:p>
      <text:p text:style-name="P7">%}</text:p>
      <text:p text:style-name="P10"/>
      <text:p text:style-name="P12"><text:soft-page-break/>%union</text:p>
      <text:p text:style-name="P7">{</text:p>
      <text:p text:style-name="P7">char *string_value;</text:p>
      <text:p text:style-name="P7">}</text:p>
      <text:p text:style-name="P10"/>
      <text:p text:style-name="P7"><text:span text:style-name="T16">%type</text:span> &lt;<text:span text:style-name="T25">string_value</text:span>&gt; EXP</text:p>
      <text:p text:style-name="P7"><text:span text:style-name="T16">%type</text:span> &lt;<text:span text:style-name="T25">string_value</text:span>&gt; COND</text:p>
      <text:p text:style-name="P7"><text:span text:style-name="T16">%type</text:span> &lt;<text:span text:style-name="T25">string_value</text:span>&gt; START</text:p>
      <text:p text:style-name="P7"><text:span text:style-name="T16">%type</text:span> &lt;<text:span text:style-name="T25">string_value</text:span>&gt; STMT</text:p>
      <text:p text:style-name="P7"><text:span text:style-name="T16">%token</text:span> &lt;<text:span text:style-name="T25">string_value</text:span>&gt; ID</text:p>
      <text:p text:style-name="P7"><text:span text:style-name="T16">%token</text:span> &lt;<text:span text:style-name="T25">string_value</text:span>&gt; OP</text:p>
      <text:p text:style-name="P7"><text:span text:style-name="T16">%token</text:span> IF</text:p>
      <text:p text:style-name="P10"/>
      <text:p text:style-name="P7">%%</text:p>
      <text:p text:style-name="P7">START : </text:p>
      <text:p text:style-name="P9">        <text:span text:style-name="T15">IF '(' COND ')' '{' STMT '}' { sprintf(temp,"\nl%d=if(%s){%s}",i,$3,$6); $$="t";i++;Gen(temp); }</text:span></text:p>
      <text:p text:style-name="P9">        <text:span text:style-name="T15">;</text:span></text:p>
      <text:p text:style-name="P7">STMT :</text:p>
      <text:p text:style-name="P9">        <text:span text:style-name="T15">START</text:span></text:p>
      <text:p text:style-name="P9">        <text:span text:style-name="T15">|ID '=' EXP ';' STMT { sprintf(temp,"\nt%d=%s=%s",j,$1,$3); sprintf($$, "t%d", j); j++; Gen(temp); }</text:span></text:p>
      <text:p text:style-name="P9">        <text:span text:style-name="T15">|</text:span></text:p>
      <text:p text:style-name="P9">        <text:span text:style-name="T15">;</text:span></text:p>
      <text:p text:style-name="P7">EXP : </text:p>
      <text:p text:style-name="P9">        <text:span text:style-name="T15">EXP '+' EXP { sprintf(temp,"\nt%d=%s+%s",j,$1,$3); sprintf($$, "t%d", j); j++; Gen(temp); }</text:span></text:p>
      <text:p text:style-name="P9">        <text:span text:style-name="T15">| EXP '-' EXP { sprintf(temp,"\nt%d=%s-%s",j,$1,$3); sprintf($$, "t%d", j); j++; Gen(temp); }</text:span></text:p>
      <text:p text:style-name="P9">        <text:span text:style-name="T15">| EXP '*' EXP { sprintf(temp,"\nt%d=%s*%s",j,$1,$3); sprintf($$, "t%d", j); j++; Gen(temp); }</text:span></text:p>
      <text:p text:style-name="P9">        <text:span text:style-name="T15">| ID { $$=$1; }</text:span></text:p>
      <text:p text:style-name="P9">        <text:span text:style-name="T15">;</text:span></text:p>
      <text:p text:style-name="P7">COND :</text:p>
      <text:p text:style-name="P9">        <text:span text:style-name="T15">ID OP ID { sprintf(temp,"\nt%d=%s%s%s",j,$1,$2,$3);sprintf($$, "t%d", j); j++; Gen(temp); }</text:span></text:p>
      <text:p text:style-name="P9">        <text:span text:style-name="T15">;</text:span></text:p>
      <text:p text:style-name="P12">%%</text:p>
      <text:p text:style-name="P10"/>
      <text:p text:style-name="P7"><text:span text:style-name="T16">void</text:span> <text:span text:style-name="T26">Gen</text:span>(<text:span text:style-name="T16">char</text:span> <text:span text:style-name="T17">*</text:span>val)</text:p>
      <text:p text:style-name="P7">{</text:p>
      <text:p text:style-name="P7">FILE <text:span text:style-name="T16">*</text:span>f;</text:p>
      <text:p text:style-name="P7">f<text:span text:style-name="T16">=</text:span><text:span text:style-name="T26">fopen</text:span>(<text:span text:style-name="T33">"</text:span><text:span text:style-name="T37">output.txt</text:span><text:span text:style-name="T33">"</text:span>,<text:span text:style-name="T33">"</text:span><text:span text:style-name="T37">a</text:span><text:span text:style-name="T33">"</text:span>);</text:p>
      <text:p text:style-name="P7"><text:span text:style-name="T26">fputs</text:span>(val,f);</text:p>
      <text:p text:style-name="P7"><text:span text:style-name="T26">fclose</text:span>(f);</text:p>
      <text:p text:style-name="P7">}</text:p>
      <text:p text:style-name="P10"/>
      <text:p text:style-name="P7"><text:span text:style-name="T16">int</text:span> <text:span text:style-name="T26">yywrap</text:span>() { <text:span text:style-name="T17">return</text:span> <text:span text:style-name="T41">1</text:span>; }</text:p>
      <text:p text:style-name="P10"/>
      <text:p text:style-name="P7"><text:span text:style-name="T16">void</text:span> <text:span text:style-name="T26">yyerror</text:span>(<text:span text:style-name="T16">char</text:span> <text:span text:style-name="T17">*</text:span>s)</text:p>
      <text:p text:style-name="P7"><text:soft-page-break/>{</text:p>
      <text:p text:style-name="P7"><text:span text:style-name="T17">return</text:span>;</text:p>
      <text:p text:style-name="P7">}</text:p>
      <text:p text:style-name="P10"/>
      <text:p text:style-name="P7"><text:span text:style-name="T16">int</text:span> <text:span text:style-name="T26">main</text:span>( <text:span text:style-name="T16">int</text:span> argc, <text:span text:style-name="T16">char</text:span> <text:span text:style-name="T17">**</text:span>argv ) {</text:p>
      <text:p text:style-name="P7"><text:span text:style-name="T26">yyparse</text:span>();</text:p>
      <text:p text:style-name="P7"><text:span text:style-name="T17">return</text:span> <text:span text:style-name="T41">1</text:span>;</text:p>
      <text:p text:style-name="P7">}</text:p>
      <text:p text:style-name="P8"><text:span text:style-name="T55"/></text:p>
      <text:p text:style-name="P7"/>
      <text:p text:style-name="P8"><text:span text:style-name="T55"/></text:p>
      <text:p text:style-name="P11"><text:span text:style-name="T55"/></text:p>
      <text:p text:style-name="P21"><text:span text:style-name="T56">Conclusion: </text:span></text:p>
      <text:p text:style-name="P23">The <text:span text:style-name="T58">yacc</text:span> program to <text:span text:style-name="T61">implement </text:span><text:span text:style-name="T62">intermediate code generation</text:span><text:span text:style-name="T58"> </text:span>has been successfully executed.<text:tab/></text:p>
      <text:p text:style-name="P2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1:26:27.408000000</dc:date>
    <meta:editing-duration>PT2H8M26S</meta:editing-duration>
    <meta:editing-cycles>36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83" meta:word-count="384" meta:character-count="2734" meta:non-whitespace-character-count="2325"/>
  </office:meta>
</office:document-meta>
</file>